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  <style:style style:name="Section3" style:family="section">
      <style:section-properties>
        <style:columns fo:column-count="1"/>
      </style:section-properties>
    </style:style>
    <style:style style:name="Section4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I am placed on a default section.</text:span></text:p>
      </text:section>
      <text:section text:name="Section2" text:style-name="Section2">
        <text:p><text:span text:style-name="T2">I am placed on a landscape section. Every page starting from this section will be landscape style.</text:span></text:p>
      </text:section>
      <text:section text:name="Section3" text:style-name="Section3">
        <text:p><text:span text:style-name="T3">This section uses other margins with folio papersize.</text:span></text:p>
      </text:section>
      <text:section text:name="Section4" text:style-name="Section4">
        <text:p><text:span text:style-name="T4">This section and we play with header/footer height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1:56:57.000</dc:date>
    <meta:generator>PHPWord</meta:generator>
    <meta:initial-creator/>
    <meta:creation-date>2016-12-20T11:56:57.000</meta:creation-date>
    <meta:keyword/>
    <meta:user-defined meta:name="Category"/>
    <meta:user-defined meta:name="Company"/>
    <meta:user-defined meta:name="Manager"/>
  </office:meta>
</office:document-meta>
</file>